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42f5" officeooo:paragraph-rsid="001242f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24784" officeooo:paragraph-rsid="0012478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2a33e" officeooo:paragraph-rsid="0012a33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46332" officeooo:paragraph-rsid="0012478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46332" officeooo:paragraph-rsid="001559c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2a33e" officeooo:paragraph-rsid="0012a33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67bf5" officeooo:paragraph-rsid="00167bf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24784" officeooo:paragraph-rsid="0012478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67df9" officeooo:paragraph-rsid="00167df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6e477" officeooo:paragraph-rsid="0016e47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81c0b" officeooo:paragraph-rsid="00181c0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7df9" officeooo:paragraph-rsid="00167d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log</text:p>
      <text:p text:style-name="P2">- Paradigma de programación interpretado</text:p>
      <text:p text:style-name="P2">- Usamos: Swi-prolog o Swi pl o Swish (online).</text:p>
      <text:p text:style-name="P2">- Reglas que se van cumpliendo.</text:p>
      <text:p text:style-name="P2"/>
      <text:p text:style-name="P2">Mayuscula = variable</text:p>
      <text:p text:style-name="P2"/>
      <text:p text:style-name="P4"/>
      <text:p text:style-name="P7">NADA es una función. No se puede poner una regla adentro de otra.</text:p>
      <text:p text:style-name="P5"/>
      <text:p text:style-name="P3">es_un_pais(X). → muestra todos los casos (uno por uno)→ X mayuscula.</text:p>
      <text:p text:style-name="P3">es_un_pais(X), write(X), nl, fail. → mostrame todos los paises, uno por linea, hasta que falle.</text:p>
      <text:p text:style-name="P7">son_limitrofes(X,Y),X==argentina, write(Y), nl, fail</text:p>
      <text:p text:style-name="P7"/>
      <text:p text:style-name="P10">NUNCA empezar una regla con un not. </text:p>
      <text:p text:style-name="P10">not se usa para restar conjuntos.</text:p>
      <text:p text:style-name="P7"/>
      <text:p text:style-name="P12">Comparadores:</text:p>
      <text:p text:style-name="P9">==, &lt;, &gt;, &gt;=, <text:span text:style-name="T1">=&lt;, </text:span>! (operador de corte), <text:span text:style-name="T1">dif(a,b)</text:span> (distinto) o <text:span text:style-name="T1">not(A==B)</text:span>.</text:p>
      <text:p text:style-name="P9"/>
      <text:p text:style-name="P11">Y – AND : , (coma)</text:p>
      <text:p text:style-name="P11">O -OR: ; (punto y com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9:17:34.988000000</meta:creation-date>
    <dc:date>2016-09-30T20:04:05.301000000</dc:date>
    <meta:editing-duration>PT40M25S</meta:editing-duration>
    <meta:editing-cycles>10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105" meta:character-count="620" meta:non-whitespace-character-count="528"/>
  </office:meta>
</office:document-meta>
</file>